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UnsubscribeThread.onEventAsync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UnsubscribeThread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ventBusAndroidMultithreadedTest.testSubscribeUnSubscribeAndPostMixedEvent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scribeUnsubscribeThread.onEventMainThread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UnsubscribeThread.onEvent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UnsubscribeThread.onEventBackgroundThread( Integer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UnsubscribeThread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